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Consolas, Menlo, 'Ubuntu Mono', monospace"/>
    <style:font-face style:name="Helvetica Neue" svg:font-family="'Helvetica Neue', Helvetica, Arial, sans-serif"/>
    <style:font-face style:name="monospace" svg:font-family="monospace, monospace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22222" style:font-name="monospace" fo:font-size="12pt" fo:letter-spacing="normal" fo:font-style="normal" fo:font-weight="normal" officeooo:rsid="0012052c" officeooo:paragraph-rsid="0012052c"/>
    </style:style>
    <style:style style:name="P2" style:family="paragraph" style:parent-style-name="Preformatted_20_Text">
      <style:text-properties fo:font-variant="normal" fo:text-transform="none" fo:color="#000000" style:font-name="Droid Sans Mono" fo:font-size="9.75pt" fo:letter-spacing="normal" fo:font-style="normal" fo:font-weight="normal" officeooo:rsid="00137de5" officeooo:paragraph-rsid="00137de5"/>
    </style:style>
    <style:style style:name="P3" style:family="paragraph" style:parent-style-name="Preformatted_20_Text">
      <style:paragraph-properties fo:orphans="2" fo:widows="2" fo:padding="0.132cm" fo:border="0.06pt solid #cccccc"/>
      <style:text-properties fo:font-variant="normal" fo:text-transform="none" fo:color="#222222" style:font-name="monospace" fo:font-size="12pt" fo:letter-spacing="normal" fo:font-style="normal" fo:font-weight="normal"/>
    </style:style>
    <style:style style:name="P4" style:family="paragraph" style:parent-style-name="Preformatted_20_Text">
      <style:paragraph-properties fo:margin-top="0cm" fo:margin-bottom="0.499cm" loext:contextual-spacing="false" fo:orphans="2" fo:widows="2" fo:padding="0.132cm" fo:border="0.06pt solid #cccccc"/>
      <style:text-properties fo:font-variant="normal" fo:text-transform="none" fo:color="#222222" style:font-name="monospace" fo:font-size="12pt" fo:letter-spacing="normal" fo:font-style="normal" fo:font-weight="normal"/>
    </style:style>
    <style:style style:name="P5" style:family="paragraph" style:parent-style-name="Preformatted_20_Text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variant="normal" fo:text-transform="none" fo:color="#000000" style:font-name="Droid Sans Mono" fo:font-size="9.75pt" fo:letter-spacing="normal" fo:font-style="normal" fo:font-weight="normal" officeooo:rsid="00137de5" officeooo:paragraph-rsid="00137de5"/>
    </style:style>
    <style:style style:name="P6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2052c" officeooo:paragraph-rsid="0012052c"/>
    </style:style>
    <style:style style:name="P7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style:text-underline-style="solid" style:text-underline-width="auto" style:text-underline-color="font-color" officeooo:rsid="0014dca0" officeooo:paragraph-rsid="0014dca0"/>
    </style:style>
    <style:style style:name="P8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style:text-underline-style="none" officeooo:rsid="0019ef26" officeooo:paragraph-rsid="0019ef26"/>
    </style:style>
    <style:style style:name="P9" style:family="paragraph" style:parent-style-name="Standard">
      <style:text-properties officeooo:rsid="0012052c" officeooo:paragraph-rsid="0012052c"/>
    </style:style>
    <style:style style:name="P10" style:family="paragraph" style:parent-style-name="Standard">
      <style:text-properties officeooo:rsid="00113d2c" officeooo:paragraph-rsid="00113d2c"/>
    </style:style>
    <style:style style:name="P11" style:family="paragraph" style:parent-style-name="Standard">
      <style:text-properties officeooo:rsid="001175b0" officeooo:paragraph-rsid="001175b0"/>
    </style:style>
    <style:style style:name="P12" style:family="paragraph" style:parent-style-name="Standard">
      <style:text-properties officeooo:rsid="00137de5" officeooo:paragraph-rsid="00137de5"/>
    </style:style>
    <style:style style:name="P13" style:family="paragraph" style:parent-style-name="Standard">
      <style:text-properties fo:color="#000000" officeooo:rsid="00137de5" officeooo:paragraph-rsid="00137de5"/>
    </style:style>
    <style:style style:name="P14" style:family="paragraph" style:parent-style-name="Standard">
      <style:text-properties officeooo:rsid="0011c16f" officeooo:paragraph-rsid="0011c16f"/>
    </style:style>
    <style:style style:name="P15" style:family="paragraph" style:parent-style-name="Standard">
      <style:text-properties officeooo:rsid="00134c2d" officeooo:paragraph-rsid="00134c2d"/>
    </style:style>
    <style:style style:name="P16" style:family="paragraph" style:parent-style-name="Standard">
      <style:text-properties officeooo:rsid="0014dca0" officeooo:paragraph-rsid="0014dca0"/>
    </style:style>
    <style:style style:name="P17" style:family="paragraph" style:parent-style-name="Standard">
      <style:text-properties style:text-underline-style="solid" style:text-underline-width="auto" style:text-underline-color="font-color" officeooo:rsid="0014dca0" officeooo:paragraph-rsid="0014dca0"/>
    </style:style>
    <style:style style:name="P18" style:family="paragraph" style:parent-style-name="Standard">
      <style:text-properties style:text-underline-style="solid" style:text-underline-width="auto" style:text-underline-color="font-color" officeooo:rsid="00168711" officeooo:paragraph-rsid="00168711"/>
    </style:style>
    <style:style style:name="P19" style:family="paragraph" style:parent-style-name="Standard">
      <style:text-properties style:text-underline-style="solid" style:text-underline-width="auto" style:text-underline-color="font-color" officeooo:rsid="00172a36" officeooo:paragraph-rsid="00172a36"/>
    </style:style>
    <style:style style:name="P20" style:family="paragraph" style:parent-style-name="Standard">
      <style:text-properties style:text-underline-style="none" officeooo:rsid="00172a36" officeooo:paragraph-rsid="00172a36"/>
    </style:style>
    <style:style style:name="P21" style:family="paragraph" style:parent-style-name="Standard">
      <style:text-properties style:text-underline-style="none" officeooo:rsid="00168711" officeooo:paragraph-rsid="00168711"/>
    </style:style>
    <style:style style:name="P22" style:family="paragraph" style:parent-style-name="Standard">
      <style:text-properties style:text-underline-style="none" officeooo:rsid="00168711" officeooo:paragraph-rsid="00172a36"/>
    </style:style>
    <style:style style:name="P23" style:family="paragraph" style:parent-style-name="Standard">
      <style:text-properties style:text-underline-style="none" officeooo:rsid="0017ada0" officeooo:paragraph-rsid="0017ada0"/>
    </style:style>
    <style:style style:name="P24" style:family="paragraph" style:parent-style-name="Standard">
      <style:text-properties style:text-underline-style="none" officeooo:rsid="001834bd" officeooo:paragraph-rsid="001834bd"/>
    </style:style>
    <style:style style:name="P25" style:family="paragraph" style:parent-style-name="Standard">
      <style:text-properties style:text-underline-style="none" officeooo:rsid="00189be6" officeooo:paragraph-rsid="00189be6"/>
    </style:style>
    <style:style style:name="P26" style:family="paragraph" style:parent-style-name="Standard">
      <style:text-properties fo:font-variant="normal" fo:text-transform="none" fo:color="#383d48" style:font-name="Helvetica Neue" fo:font-size="9.75pt" fo:letter-spacing="normal" fo:font-style="normal" style:text-underline-style="none" fo:font-weight="normal" officeooo:rsid="001c5ed7" officeooo:paragraph-rsid="001c5ed7"/>
    </style:style>
    <style:style style:name="P27" style:family="paragraph" style:parent-style-name="Standard">
      <style:text-properties style:text-underline-style="none" officeooo:rsid="00168711" officeooo:paragraph-rsid="00168711"/>
    </style:style>
    <style:style style:name="P28" style:family="paragraph" style:parent-style-name="Standard">
      <style:text-properties style:text-underline-style="none" officeooo:rsid="0017ada0" officeooo:paragraph-rsid="00205cbc"/>
    </style:style>
    <style:style style:name="P29" style:family="paragraph" style:parent-style-name="Standard">
      <style:text-properties style:text-underline-style="none" officeooo:rsid="0019ef26" officeooo:paragraph-rsid="0019ef26"/>
    </style:style>
    <style:style style:name="P30" style:family="paragraph" style:parent-style-name="Standard">
      <style:text-properties style:text-underline-style="none" officeooo:rsid="00221061" officeooo:paragraph-rsid="00221061"/>
    </style:style>
    <style:style style:name="P31" style:family="paragraph" style:parent-style-name="Standard">
      <style:text-properties fo:font-variant="normal" fo:text-transform="none" fo:color="#000000" style:font-name="Helvetica Neue" fo:font-size="9.75pt" fo:letter-spacing="normal" fo:font-style="normal" style:text-underline-style="none" fo:font-weight="normal" officeooo:rsid="0019ef26" officeooo:paragraph-rsid="0019ef26" style:font-weight-asian="normal" style:font-weight-complex="normal"/>
    </style:style>
    <style:style style:name="P32" style:family="paragraph" style:parent-style-name="Standard">
      <style:text-properties fo:font-variant="normal" fo:text-transform="none" fo:color="#000000" style:font-name="Helvetica Neue" fo:font-size="9.75pt" fo:letter-spacing="normal" fo:font-style="normal" style:text-underline-style="none" fo:font-weight="normal" officeooo:rsid="001c5ed7" officeooo:paragraph-rsid="001c5ed7" style:font-weight-asian="normal" style:font-weight-complex="normal"/>
    </style:style>
    <style:style style:name="P33" style:family="paragraph" style:parent-style-name="Standard">
      <style:text-properties fo:font-variant="normal" fo:text-transform="none" fo:color="#000000" style:font-name="Helvetica Neue" fo:font-size="9.75pt" fo:letter-spacing="normal" fo:font-style="normal" style:text-underline-style="none" fo:font-weight="normal" officeooo:rsid="0021f7e5" officeooo:paragraph-rsid="0021f7e5" style:font-weight-asian="normal" style:font-weight-complex="normal"/>
    </style:style>
    <style:style style:name="P34" style:family="paragraph" style:parent-style-name="Standard">
      <style:text-properties fo:font-variant="normal" fo:text-transform="none" fo:color="#000000" style:font-name="Helvetica Neue" fo:font-size="9.75pt" fo:letter-spacing="normal" fo:font-style="normal" style:text-underline-style="none" fo:font-weight="normal" officeooo:rsid="00229062" officeooo:paragraph-rsid="00229062" style:font-weight-asian="normal" style:font-weight-complex="normal"/>
    </style:style>
    <style:style style:name="P35" style:family="paragraph" style:parent-style-name="Standard">
      <style:text-properties fo:color="#000000" style:text-underline-style="none" fo:font-weight="normal" officeooo:rsid="0019ef26" officeooo:paragraph-rsid="0019ef26" style:font-weight-asian="normal" style:font-weight-complex="normal"/>
    </style:style>
    <style:style style:name="P36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variant="normal" fo:text-transform="none" fo:color="#000000" style:font-name="Helvetica Neue" fo:font-size="9.75pt" fo:letter-spacing="normal" fo:font-style="normal" style:text-underline-style="none" fo:font-weight="normal" officeooo:rsid="0021f7e5" officeooo:paragraph-rsid="0021f7e5" style:font-weight-asian="normal" style:font-weight-complex="normal"/>
    </style:style>
    <style:style style:name="T1" style:family="text">
      <style:text-properties officeooo:rsid="0014730e"/>
    </style:style>
    <style:style style:name="T2" style:family="text">
      <style:text-properties officeooo:rsid="00134c2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151c48"/>
    </style:style>
    <style:style style:name="T5" style:family="text">
      <style:text-properties officeooo:rsid="00172a36"/>
    </style:style>
    <style:style style:name="T6" style:family="text">
      <style:text-properties officeooo:rsid="0017ada0"/>
    </style:style>
    <style:style style:name="T7" style:family="text">
      <style:text-properties style:text-underline-style="none"/>
    </style:style>
    <style:style style:name="T8" style:family="text">
      <style:text-properties officeooo:rsid="00189be6"/>
    </style:style>
    <style:style style:name="T9" style:family="text">
      <style:text-properties officeooo:rsid="0019ef26"/>
    </style:style>
    <style:style style:name="T10" style:family="text">
      <style:text-properties officeooo:rsid="001a07a6"/>
    </style:style>
    <style:style style:name="T11" style:family="text">
      <style:text-properties officeooo:rsid="001ae59e"/>
    </style:style>
    <style:style style:name="T12" style:family="text">
      <style:text-properties officeooo:rsid="00205cbc"/>
    </style:style>
    <style:style style:name="T13" style:family="text">
      <style:text-properties officeooo:rsid="00224a9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CMS hechos en Symfony: PrestaShop, Drupal, Magento</text:p>
      <text:p text:style-name="P10"/>
      <text:p text:style-name="P11">Los “Bundle” son plugins de Symfony y se instalan con Composer</text:p>
      <text:p text:style-name="P11"/>
      <text:p text:style-name="P9">Necesitamos tener instalados PHP, Composer, y el instalador</text:p>
      <text:p text:style-name="P9"/>
      <text:p text:style-name="P9">instalar composer:</text:p>
      <text:p text:style-name="P9"/>
      <text:p text:style-name="P1">php -r "copy('https://getcomposer.org/installer', 'composer-setup.php');"</text:p>
      <text:p text:style-name="P3">php -r "if (hash_file('SHA384', 'composer-setup.php') === '544e09ee996cdf60ece3804abc52599c22b1f40f4323403c44d44fdfdd586475ca9813a858088ffbc1f233e9b180f061') { echo 'Installer verified'; } else { echo 'Installer corrupt'; unlink('composer-setup.php'); } echo PHP_EOL;"</text:p>
      <text:p text:style-name="P3">php composer-setup.php</text:p>
      <text:p text:style-name="P4">php -r "unlink('composer-setup.php');"</text:p>
      <text:p text:style-name="P9">composer self-update – Para actualizar</text:p>
      <text:p text:style-name="P6"/>
      <text:p text:style-name="P9"/>
      <text:p text:style-name="P12">instalar instalador 3,4</text:p>
      <text:p text:style-name="P12"/>
      <text:p text:style-name="P12">apt-get install curl</text:p>
      <text:p text:style-name="P13"/>
      <text:p text:style-name="P2">curl -LsS https://symfony.com/installer -o /usr/local/bin/symfony</text:p>
      <text:p text:style-name="P2"/>
      <text:p text:style-name="P2">chmod a+x /usr/local/bin/symfony</text:p>
      <text:p text:style-name="P5"/>
      <text:p text:style-name="P2"/>
      <text:p text:style-name="P2">php bin/console server:run <text:span text:style-name="T1">arrancar el server</text:span></text:p>
      <text:p text:style-name="P2"/>
      <text:p text:style-name="P12"/>
      <text:p text:style-name="P14">symfony new proyecto<text:span text:style-name="T4">1</text:span> 3.4 // <text:span text:style-name="T2">crea proyector</text:span></text:p>
      <text:p text:style-name="P14"/>
      <text:p text:style-name="P15">php bin/console server:run</text:p>
      <text:p text:style-name="P15"/>
      <text:p text:style-name="P16">en parameter.yml están los datos de base de datos</text:p>
      <text:p text:style-name="P16">en app/Resources/views está la parte visual<text:span text:style-name="T3"> base_xml.twuit</text:span></text:p>
      <text:p text:style-name="P17">en src/AppBundle/Controller/DefaultController.php</text:p>
      <text:p text:style-name="P17"/>
      <text:p text:style-name="P17">php bin/console debug:route // <text:span text:style-name="T11">Nos das las rutas del proyecto</text:span></text:p>
      <text:p text:style-name="P7"/>
      <text:p text:style-name="P17"/>
      <text:p text:style-name="P21">configurar git:</text:p>
      <text:p text:style-name="P21"/>
      <text:p text:style-name="P28">git init // <text:span text:style-name="T12">Ejecutar al principio</text:span></text:p>
      <text:p text:style-name="P21"/>
      <text:p text:style-name="P18"><text:span text:style-name="T7">git config --global user.email "</text:span><text:a xlink:type="simple" xlink:href="mailto:elgladiadordelcielo@gmail.com" text:style-name="Internet_20_link" text:visited-style-name="Visited_20_Internet_20_Link"><text:span text:style-name="T3">elgladiadordelcielo@gmail.com</text:span></text:a><text:span text:style-name="T7">"</text:span></text:p>
      <text:p text:style-name="P22">git config --global user.<text:span text:style-name="T5">name</text:span> “elgladiadordelcielo”</text:p>
      <text:p text:style-name="P20">git config --global diff.tool meld</text:p>
      <text:p text:style-name="P19"/>
      <text:p text:style-name="P20"><text:soft-page-break/><text:span text:style-name="T6">mi url: </text:span>https://github.com/elgladiadordelcielo/hacienda_MABD.git</text:p>
      <text:p text:style-name="P19"/>
      <text:p text:style-name="P23"/>
      <text:p text:style-name="P23"/>
      <text:p text:style-name="P24">git remote add origin <text:a xlink:type="simple" xlink:href="https://github.com/elgladiadordelcielo/hacienda_MABD.git" text:style-name="Internet_20_link" text:visited-style-name="Visited_20_Internet_20_Link"><text:span text:style-name="T5">https://github.com/elgladiadordelcielo/hacienda_MABD.git</text:span></text:a></text:p>
      <text:p text:style-name="P24">//<text:span text:style-name="T10">agrega la url de tu proyecto</text:span></text:p>
      <text:p text:style-name="P24"/>
      <text:p text:style-name="P24"/>
      <text:p text:style-name="P24">git status // sale rojo</text:p>
      <text:p text:style-name="P24"/>
      <text:p text:style-name="P24">git add . // añadimos el visto bueno a cambios</text:p>
      <text:p text:style-name="P24"/>
      <text:p text:style-name="P24">git status // sale verde</text:p>
      <text:p text:style-name="P24"/>
      <text:p text:style-name="P24">git commit -m "Primera versión" // <text:span text:style-name="T8">hace la foto del momento</text:span></text:p>
      <text:p text:style-name="P24"/>
      <text:p text:style-name="P25">git push -u origin master // <text:span text:style-name="T9">hacemos el backup</text:span></text:p>
      <text:p text:style-name="P25"/>
      <text:p text:style-name="P29">git clone url // descarga <text:span text:style-name="T13">el proyecto // composer install para complementar lo que falta por barjar</text:span></text:p>
      <text:p text:style-name="P29"/>
      <text:p text:style-name="P30">git difftool // compara diferencias</text:p>
      <text:p text:style-name="P8"/>
      <text:p text:style-name="P35"/>
      <text:p text:style-name="P31">php bin/console doctrine:mapping:import --force AppBundle annotation</text:p>
      <text:p text:style-name="P31"/>
      <text:p text:style-name="P32">crea clases según la base de datos</text:p>
      <text:p text:style-name="P32"/>
      <text:p text:style-name="P32">php bin/console doctrine:generate:entities AppBundle</text:p>
      <text:p text:style-name="P32"/>
      <text:p text:style-name="P33">agrega los gueter y los seter</text:p>
      <text:p text:style-name="P36"/>
      <text:p text:style-name="P33"/>
      <text:p text:style-name="P34">url de blog de Symfonyt en git: https://github.com/elgladiadordelcielo/blog_symfony.git</text:p>
      <text:p text:style-name="P26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Consolas, Menlo, 'Ubuntu Mono', monospace"/>
    <style:font-face style:name="Helvetica Neue" svg:font-family="'Helvetica Neue', Helvetica, Arial, sans-serif"/>
    <style:font-face style:name="monospace" svg:font-family="monospace, monospace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3.2$Linux_X86_64 LibreOffice_project/00m0$Build-2</meta:generator>
    <meta:editing-cycles>0</meta:editing-cycles>
    <meta:editing-duration>P0D</meta:editing-duration>
    <meta:document-statistic meta:table-count="0" meta:image-count="0" meta:object-count="0" meta:page-count="2" meta:paragraph-count="40" meta:word-count="254" meta:character-count="2068" meta:non-whitespace-character-count="1857"/>
  </office:meta>
</office:document-meta>
</file>